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48cc2" officeooo:paragraph-rsid="00048cc2" style:font-weight-asian="bold" style:font-weight-complex="bold"/>
    </style:style>
    <style:style style:name="P2" style:family="paragraph" style:parent-style-name="Standard">
      <loext:graphic-properties draw:fill="solid" draw:fill-color="#1e1f22"/>
      <style:paragraph-properties fo:background-color="#1e1f22" fo:padding="0in" fo:border="none" style:shadow="none"/>
      <style:text-properties fo:font-weight="bold" officeooo:rsid="00048cc2" officeooo:paragraph-rsid="00048cc2" style:font-weight-asian="bold" style:font-weight-complex="bold"/>
    </style:style>
    <style:style style:name="P3" style:family="paragraph" style:parent-style-name="Standard">
      <style:text-properties fo:font-weight="bold" officeooo:rsid="0005d61e" officeooo:paragraph-rsid="0005d61e" style:font-weight-asian="bold" style:font-weight-complex="bold"/>
    </style:style>
    <style:style style:name="P4" style:family="paragraph" style:parent-style-name="Standard">
      <loext:graphic-properties draw:fill="solid" draw:fill-color="#1e1f22"/>
      <style:paragraph-properties fo:background-color="#1e1f22" fo:padding="0in" fo:border="none" style:shadow="none"/>
      <style:text-properties fo:font-weight="bold" officeooo:rsid="0005d61e" officeooo:paragraph-rsid="0005d61e" style:font-weight-asian="bold" style:font-weight-complex="bold"/>
    </style:style>
    <style:style style:name="P5" style:family="paragraph" style:parent-style-name="Standard">
      <style:text-properties fo:font-weight="bold" officeooo:rsid="0007b6f5" officeooo:paragraph-rsid="0007b6f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6ca27" style:font-weight-asian="normal" style:font-weight-complex="normal"/>
    </style:style>
    <style:style style:name="T3" style:family="text">
      <style:text-properties fo:font-weight="normal" officeooo:rsid="0007b6f5" style:font-weight-asian="normal" style:font-weight-complex="normal"/>
    </style:style>
    <style:style style:name="T4" style:family="text">
      <style:text-properties fo:font-weight="normal" officeooo:rsid="0008c43c" style:font-weight-asian="normal" style:font-weight-complex="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font-weight-complex="normal"/>
    </style:style>
    <style:style style:name="T7" style:family="text">
      <style:text-properties fo:color="#cf8e6d" loext:opacity="100%" style:font-name="JetBrains Mono" fo:font-size="10pt" fo:font-style="normal" fo:font-weight="normal" officeooo:rsid="0006ca27" style:font-size-asian="10pt" style:font-style-asian="normal" style:font-weight-asian="normal" style:font-weight-complex="normal"/>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7a7e8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font-weight-complex="normal"/>
    </style:style>
    <style:style style:name="T12" style:family="text">
      <style:text-properties fo:color="#c77dbb" loext:opacity="100%" style:font-name="JetBrains Mono" fo:font-size="10pt" fo:font-style="italic" fo:font-weight="normal" style:font-size-asian="10pt" style:font-style-asian="italic"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fo:color="#2aacb8" loext:opacity="100%" style:font-name="JetBrains Mono" fo:font-size="10pt" fo:font-style="normal" fo:font-weight="normal" style:font-size-asian="10pt" style:font-style-asian="normal" style:font-weight-asian="normal"/>
    </style:style>
    <style:style style:name="T15" style:family="text">
      <style:text-properties fo:color="#56a8f5" loext:opacity="100%" style:font-name="JetBrains Mono" fo:font-size="10pt" fo:font-style="normal" fo:font-weight="normal" style:font-size-asian="10pt" style:font-style-asian="normal" style:font-weight-asian="normal"/>
    </style:style>
    <style:style style:name="T16" style:family="text">
      <style:text-properties fo:color="#6aab73" loext:opacity="100%" style:font-name="JetBrains Mono" fo:font-size="10pt" fo:font-style="normal" fo:font-weight="normal" style:font-size-asian="10pt" style:font-style-asian="normal" style:font-weight-asian="normal"/>
    </style:style>
    <style:style style:name="T17"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chary Hightower Project 1 Report</text:p>
      <text:p text:style-name="P1"><text:span text:style-name="T1"/></text:p>
      <text:p text:style-name="P1"><text:span text:style-name="T1"><text:tab/>The overall method is one that tries to prioritize simplicity and the Java coding fundamentals I’ve been taught so far. It makes use of 2D arrays to contain the image’s properties, keep track of checked pixels, and simulate the area over which the grow-region occurs. </text:span></text:p>
      <text:p text:style-name="P1"><text:span text:style-name="T1"><text:tab/>To illustrate all this, I’ll go through the code in detail, showing references as I go, and try to explain why I did everything I did in the program. </text:span></text:p>
      <text:p text:style-name="P1"><text:span text:style-name="T1"/></text:p>
      <text:p text:style-name="P1">~</text:p>
      <text:p text:style-name="P2"><text:span text:style-name="T5">import </text:span><text:span text:style-name="T8">java.io.File;</text:span><text:line-break/><text:span text:style-name="T5">import </text:span><text:span text:style-name="T8">java.io.FileNotFoundException;</text:span><text:line-break/><text:span text:style-name="T5">import </text:span><text:span text:style-name="T8">java.util.Scanner;</text:span><text:line-break/><text:span text:style-name="T5">import </text:span><text:span text:style-name="T8">java.util.Arrays;</text:span><text:line-break/><text:span text:style-name="T5">import </text:span><text:span text:style-name="T8">java.util.ArrayList;</text:span></text:p>
      <text:p text:style-name="P1"/>
      <text:p text:style-name="P1">~</text:p>
      <text:p text:style-name="P1"><text:tab/><text:span text:style-name="T1">The imports here are pretty standard for reading over any given file. The only two I would say are of note being Arrays and ArrayList. Arrays are here because I learned how to use them during Java II and III for going over matrices like the one described by the pgm we’re dealing with. The ArrayList is here because I need something easy to use to hold a big list that I want to add a bunch of stuff to and then, eventually, pump it into another Array so that I can sort it without needing to go through writing a sort or importing anything else. </text:span></text:p>
      <text:p text:style-name="P1"><text:span text:style-name="T1"/></text:p>
      <text:p text:style-name="P1"><text:span text:style-name="T1">~</text:span></text:p>
      <text:p text:style-name="P2"><text:span text:style-name="T11">//Global variable declaration</text:span><text:line-break/><text:span text:style-name="T5">private static int </text:span><text:span text:style-name="T12">width</text:span><text:span text:style-name="T8">;</text:span><text:line-break/><text:span text:style-name="T5">private static int </text:span><text:span text:style-name="T12">height</text:span><text:span text:style-name="T8">;</text:span><text:line-break/><text:span text:style-name="T5">private static int </text:span><text:span text:style-name="T12">targetIntensity</text:span><text:span text:style-name="T8">;</text:span><text:line-break/><text:span text:style-name="T5">private static int</text:span><text:span text:style-name="T8">[][] </text:span><text:span text:style-name="T12">image2DPixelized</text:span><text:span text:style-name="T8">;</text:span><text:line-break/><text:span text:style-name="T5">private static boolean</text:span><text:span text:style-name="T8">[][] </text:span><text:span text:style-name="T12">checkedPixels</text:span><text:span text:style-name="T8">;</text:span><text:line-break/><text:span text:style-name="T5">private static int</text:span><text:span text:style-name="T8">[][] </text:span><text:span text:style-name="T12">TwoD_List</text:span><text:span text:style-name="T8">;</text:span><text:line-break/><text:span text:style-name="T5">private static final int </text:span><text:span text:style-name="T12">Magic_Num </text:span><text:span text:style-name="T8">= </text:span><text:span text:style-name="T14">2</text:span><text:span text:style-name="T8">;</text:span></text:p>
      <text:p text:style-name="P1"><text:span text:style-name="T1"/></text:p>
      <text:p text:style-name="P1"><text:span text:style-name="T1">~</text:span></text:p>
      <text:p text:style-name="P3"><text:span text:style-name="T1"><text:tab/>There isn’t much to see here. I just tried to pick variable names that are essentially full explanations of what they’re going to be used for. I also have the Magic Number as a constant here for easy use, though I only ended up using it in one place in the program itself. </text:span></text:p>
      <text:p text:style-name="P3"><text:span text:style-name="T1">~</text:span></text:p>
      <text:p text:style-name="P4"><text:span text:style-name="T6">public static void </text:span><text:span text:style-name="T15">main</text:span><text:span text:style-name="T8">(String[] CommandLineArgument) {</text:span><text:line-break/><text:span text:style-name="T8"> <text:s text:c="3"/></text:span><text:span text:style-name="T10">//Main method that contains our sub methods. The program is split out into these sub methods</text:span><text:line-break/><text:span text:style-name="T10"> <text:s text:c="3"/>// so that it's easier to read and easier to debug.</text:span><text:line-break/><text:span text:style-name="T10"> <text:s text:c="3"/></text:span><text:span text:style-name="T5">if </text:span><text:span text:style-name="T8">(</text:span><text:span text:style-name="T9">validateCommandLineArguments</text:span><text:span text:style-name="T8">(CommandLineArgument)) {</text:span><text:line-break/><text:span text:style-name="T8"> <text:s text:c="7"/></text:span><text:span text:style-name="T10">//I'm including the prints for the programmer's name and the file name here, because it's a little</text:span><text:line-break/><text:span text:style-name="T10"> <text:s text:c="7"/>// clearer than having it be part of the print for the values, I think.</text:span><text:line-break/><text:span text:style-name="T10"> <text:s text:c="7"/></text:span><text:span text:style-name="T8">System.</text:span><text:span text:style-name="T12">out</text:span><text:span text:style-name="T8">.println(</text:span><text:span text:style-name="T16">"Zachary Hightower"</text:span><text:span text:style-name="T8">);</text:span><text:line-break/><text:span text:style-name="T8"> <text:s text:c="7"/>System.</text:span><text:span text:style-name="T12">out</text:span><text:span text:style-name="T8">.println(CommandLineArgument[</text:span><text:span text:style-name="T14">0</text:span><text:span text:style-name="T8">]);</text:span><text:line-break/><text:span text:style-name="T8"> <text:s text:c="7"/></text:span><text:span text:style-name="T12">targetIntensity </text:span><text:span text:style-name="T8">= Integer.</text:span><text:span text:style-name="T9">parseInt</text:span><text:span text:style-name="T8">(CommandLineArgument[</text:span><text:span text:style-name="T14">1</text:span><text:span text:style-name="T8">]);</text:span><text:line-break/><text:span text:style-name="T8"> <text:s text:c="7"/></text:span><text:span text:style-name="T9">processImage</text:span><text:span text:style-name="T8">(CommandLineArgument[</text:span><text:span text:style-name="T14">0</text:span><text:span text:style-name="T8">]);</text:span><text:line-break/><text:span text:style-name="T8"> <text:s text:c="3"/>} </text:span><text:span text:style-name="T5">else </text:span><text:span text:style-name="T8">{</text:span><text:line-break/><text:span text:style-name="T8"> <text:s text:c="7"/></text:span><text:span text:style-name="T10">//This helps to provide a good error message for any inputs that end</text:span><text:line-break/><text:span text:style-name="T10"> <text:s text:c="7"/>// up in the wrong form. It gives what failure it is, and an example of how to fix it.</text:span><text:line-break/><text:span text:style-name="T10"> <text:s text:c="7"/></text:span><text:span text:style-name="T8">System.</text:span><text:span text:style-name="T12">out</text:span><text:span text:style-name="T8">.println(</text:span><text:span text:style-name="T16">"User input failure, argument must be of the form </text:span><text:span text:style-name="T5">\n</text:span><text:span text:style-name="T16"> java WIP_growregion </text:span><text:soft-page-break/><text:span text:style-name="T16">&lt;image file name&gt; &lt;pixel intensity value 0-255&gt;"</text:span><text:span text:style-name="T8">);</text:span><text:line-break/><text:span text:style-name="T8"> <text:s text:c="3"/>}</text:span><text:line-break/><text:span text:style-name="T8">}</text:span></text:p>
      <text:p text:style-name="P3"><text:span text:style-name="T1"/></text:p>
      <text:p text:style-name="P3"><text:span text:style-name="T1">~</text:span></text:p>
      <text:p text:style-name="P3"><text:span text:style-name="T1"><text:tab/>I think everything here is explained already by the comments within the code block reference. There isn’t that much to the main method. I’m just using it like it was used in the programs in Java II, a place to stick all the necessary calls to other methods that accomplish what I need to get done. </text:span></text:p>
      <text:p text:style-name="P3"><text:span text:style-name="T1">~</text:span></text:p>
      <text:p text:style-name="P4"><text:span text:style-name="T6">private static boolean </text:span><text:span text:style-name="T15">validateCommandLineArguments</text:span><text:span text:style-name="T8">(String[] args) {</text:span><text:line-break/><text:span text:style-name="T8"> <text:s text:c="3"/></text:span><text:span text:style-name="T10">//A quick method to validate the CL argument</text:span><text:line-break/><text:span text:style-name="T10"> <text:s text:c="3"/></text:span><text:span text:style-name="T5">return </text:span><text:span text:style-name="T8">args.</text:span><text:span text:style-name="T13">length </text:span><text:span text:style-name="T8">== </text:span><text:span text:style-name="T14">2</text:span><text:span text:style-name="T8">;</text:span><text:line-break/><text:span text:style-name="T8">}</text:span></text:p>
      <text:p text:style-name="P3"><text:span text:style-name="T1"/></text:p>
      <text:p text:style-name="P3"><text:span text:style-name="T1">~</text:span></text:p>
      <text:p text:style-name="P3"><text:span text:style-name="T1"><text:tab/>I was trying to split things up into as many separate methods as possible. I didn’t do it as much as the program went one, because I didn’t want to as much as the program went on because it’s a little bit of a bother at times.</text:span></text:p>
      <text:p text:style-name="P3"><text:span text:style-name="T1"/></text:p>
      <text:p text:style-name="P3"><text:span text:style-name="T1">~</text:span></text:p>
      <text:p text:style-name="P4"><text:span text:style-name="T6">private static void </text:span><text:span text:style-name="T15">processImage</text:span><text:span text:style-name="T8">(String filename) {</text:span><text:line-break/><text:span text:style-name="T8"> <text:s text:c="3"/></text:span><text:span text:style-name="T10">//This is our method for processing the image fully.</text:span><text:line-break/><text:span text:style-name="T10"> <text:s text:c="3"/>//It's mostly a place where the reading, region growth, and error handling</text:span><text:line-break/><text:span text:style-name="T10"> <text:s text:c="3"/>//can be consolidated in a clean, presentable method.</text:span><text:line-break/><text:span text:style-name="T10"> <text:s text:c="3"/></text:span><text:span text:style-name="T5">try </text:span><text:span text:style-name="T8">{</text:span><text:line-break/><text:span text:style-name="T8"> <text:s text:c="7"/></text:span><text:span text:style-name="T9">readImageFile</text:span><text:span text:style-name="T8">(filename);</text:span><text:line-break/><text:span text:style-name="T8"> <text:s text:c="7"/></text:span><text:span text:style-name="T9">findRegionsAndPrintResults</text:span><text:span text:style-name="T8">();</text:span><text:line-break/><text:span text:style-name="T8"> <text:s text:c="3"/>} </text:span><text:span text:style-name="T5">catch </text:span><text:span text:style-name="T8">(FileNotFoundException e) {</text:span><text:line-break/><text:span text:style-name="T8"> <text:s text:c="7"/>System.</text:span><text:span text:style-name="T12">out</text:span><text:span text:style-name="T8">.println(</text:span><text:span text:style-name="T16">"ERROR READING IMAGE FILE: " </text:span><text:span text:style-name="T8">+ e.getMessage());</text:span><text:line-break/><text:span text:style-name="T8"> <text:s text:c="3"/>}</text:span><text:line-break/><text:span text:style-name="T8">}</text:span></text:p>
      <text:p text:style-name="P3"><text:span text:style-name="T1"/></text:p>
      <text:p text:style-name="P3"><text:span text:style-name="T1">~</text:span></text:p>
      <text:p text:style-name="P3"><text:span text:style-name="T1"/></text:p>
      <text:p text:style-name="P3"><text:span text:style-name="T1"><text:tab/>This portion is a lot like the main method, in that it’s mostly here for calls to other methods. It calls over to the method for reading the actual image file, and the method that is, essentially, the end of the program. The only other thing it might do is throw an error if the image file isn’t what it’s looking for, or it hits any other error that causes it to jump over to the catch block. </text:span></text:p>
      <text:p text:style-name="P3"><text:span text:style-name="T1">~</text:span></text:p>
      <text:p text:style-name="P4"><text:span text:style-name="T6">private static void </text:span><text:span text:style-name="T15">readImageFile</text:span><text:span text:style-name="T8">(String filename) </text:span><text:span text:style-name="T5">throws </text:span><text:span text:style-name="T8">FileNotFoundException {</text:span><text:line-break/><text:span text:style-name="T8"> <text:s text:c="3"/></text:span><text:span text:style-name="T10">//This method is where we read in the image file and make it into a usable 2D array</text:span><text:line-break/><text:span text:style-name="T10"> <text:s text:c="3"/>//Though before we actually do that, we run the method for gathering the</text:span><text:line-break/><text:span text:style-name="T10"> <text:s text:c="3"/>//dimensions of the image.</text:span><text:line-break/><text:span text:style-name="T10"> <text:s text:c="3"/></text:span><text:span text:style-name="T8">File file = </text:span><text:span text:style-name="T5">new </text:span><text:span text:style-name="T8">File(filename);</text:span><text:line-break/><text:span text:style-name="T8"> <text:s text:c="3"/>Scanner fileScanner = </text:span><text:span text:style-name="T5">new </text:span><text:span text:style-name="T8">Scanner(file);</text:span><text:line-break/><text:line-break/><text:span text:style-name="T8"> <text:s text:c="3"/></text:span><text:span text:style-name="T9">initializeImageProperties</text:span><text:span text:style-name="T8">(fileScanner);</text:span><text:line-break/><text:span text:style-name="T8"> <text:s text:c="3"/></text:span><text:span text:style-name="T10">//This is where we populate the 2D array with pixels from the image</text:span><text:line-break/><text:span text:style-name="T10"> <text:s text:c="3"/>//We also begin an array of checkedPixels</text:span><text:line-break/><text:span text:style-name="T10"> <text:s text:c="3"/>//These two function like the board of a battleship game and the pegs that you</text:span><text:line-break/><text:span text:style-name="T10"> <text:s text:c="3"/>//stick into the board to indicate hits.</text:span><text:line-break/><text:span text:style-name="T10"> <text:s text:c="3"/></text:span><text:span text:style-name="T5">for </text:span><text:span text:style-name="T8">(</text:span><text:span text:style-name="T5">int </text:span><text:span text:style-name="T8">rowIndex = </text:span><text:span text:style-name="T14">0</text:span><text:span text:style-name="T8">; rowIndex &lt; </text:span><text:span text:style-name="T12">height</text:span><text:span text:style-name="T8">; ++rowIndex) {</text:span><text:line-break/><text:span text:style-name="T8"> <text:s text:c="7"/></text:span><text:span text:style-name="T5">for </text:span><text:span text:style-name="T8">(</text:span><text:span text:style-name="T5">int </text:span><text:span text:style-name="T8">columnIndex = </text:span><text:span text:style-name="T14">0</text:span><text:span text:style-name="T8">; columnIndex &lt; </text:span><text:span text:style-name="T12">width</text:span><text:span text:style-name="T8">; ++columnIndex) {</text:span><text:line-break/><text:span text:style-name="T8"> <text:s text:c="11"/></text:span><text:span text:style-name="T12">image2DPixelized</text:span><text:span text:style-name="T8">[rowIndex][columnIndex] = fileScanner.nextInt();</text:span><text:line-break/><text:soft-page-break/><text:span text:style-name="T8"> <text:s text:c="11"/></text:span><text:span text:style-name="T12">checkedPixels</text:span><text:span text:style-name="T8">[rowIndex][columnIndex] = </text:span><text:span text:style-name="T5">false</text:span><text:span text:style-name="T8">;</text:span><text:line-break/><text:span text:style-name="T8"> <text:s text:c="7"/>}</text:span><text:line-break/><text:span text:style-name="T8"> <text:s text:c="3"/>}</text:span><text:line-break/><text:line-break/><text:span text:style-name="T8"> <text:s text:c="3"/>fileScanner.close();</text:span><text:line-break/><text:span text:style-name="T8">}</text:span></text:p>
      <text:p text:style-name="P3"><text:span text:style-name="T1"/></text:p>
      <text:p text:style-name="P3"><text:span text:style-name="T1">~</text:span></text:p>
      <text:p text:style-name="P3"><text:span text:style-name="T1"><text:tab/></text:span><text:span text:style-name="T2">This block is largely explained by the comments. I picked out using the file object and scanner because that’s the thing we did in java II whenever we needed to handle information from files. </text:span></text:p>
      <text:p text:style-name="P3"><text:span text:style-name="T2"><text:tab/>The rest of it is initializing things that we’re going to use later. The height, width, pixels matrix for the image, and making sure that all the checkedPixels matrix cells read as false, before we actually begin to use them. Then we make sure to close the fileScanner, because otherwise it will stay open and cause problems.</text:span></text:p>
      <text:p text:style-name="P3"><text:span text:style-name="T2">~</text:span></text:p>
      <text:p text:style-name="P4"><text:span text:style-name="T7">private static void </text:span><text:span text:style-name="T15">initializeImageProperties</text:span><text:span text:style-name="T8">(Scanner fileScanner) {</text:span><text:line-break/><text:span text:style-name="T8"> <text:s text:c="3"/></text:span><text:span text:style-name="T10">//This is the method that gives the variables for the image properties in the</text:span><text:line-break/><text:span text:style-name="T10"> <text:s text:c="3"/>// program the actual values they need. It also initializes our two arrays used in the</text:span><text:line-break/><text:span text:style-name="T10"> <text:s text:c="3"/>// prior method and another List used later in the program, which I had to name</text:span><text:line-break/><text:span text:style-name="T10"> <text:s text:c="3"/>// TwoDList, because Java got angry at me having a 2 in front of it</text:span><text:line-break/><text:span text:style-name="T10"> <text:s text:c="3"/>// and told me to change that. The last arraylist is essentially the area of the image</text:span><text:line-break/><text:span text:style-name="T10"> <text:s text:c="3"/>//in the columns, and the Magic Number of the image in the rows.</text:span><text:line-break/><text:span text:style-name="T10"> <text:s text:c="3"/></text:span><text:span text:style-name="T8">String[] WandH_String = fileScanner.nextLine().split(</text:span><text:span text:style-name="T16">"</text:span><text:span text:style-name="T17"> </text:span><text:span text:style-name="T16">"</text:span><text:span text:style-name="T8">);</text:span><text:line-break/><text:span text:style-name="T8"> <text:s text:c="3"/></text:span><text:span text:style-name="T12">width </text:span><text:span text:style-name="T8">= Integer.</text:span><text:span text:style-name="T9">parseInt</text:span><text:span text:style-name="T8">(WandH_String[</text:span><text:span text:style-name="T14">1</text:span><text:span text:style-name="T8">]);</text:span><text:line-break/><text:span text:style-name="T8"> <text:s text:c="3"/></text:span><text:span text:style-name="T12">height </text:span><text:span text:style-name="T8">= Integer.</text:span><text:span text:style-name="T9">parseInt</text:span><text:span text:style-name="T8">(WandH_String[</text:span><text:span text:style-name="T14">2</text:span><text:span text:style-name="T8">]);</text:span><text:line-break/><text:span text:style-name="T8"> <text:s text:c="3"/></text:span><text:span text:style-name="T12">image2DPixelized </text:span><text:span text:style-name="T8">= </text:span><text:span text:style-name="T5">new int</text:span><text:span text:style-name="T8">[</text:span><text:span text:style-name="T12">height</text:span><text:span text:style-name="T8">][</text:span><text:span text:style-name="T12">width</text:span><text:span text:style-name="T8">];</text:span><text:line-break/><text:span text:style-name="T8"> <text:s text:c="3"/></text:span><text:span text:style-name="T12">checkedPixels </text:span><text:span text:style-name="T8">= </text:span><text:span text:style-name="T5">new boolean</text:span><text:span text:style-name="T8">[</text:span><text:span text:style-name="T12">height</text:span><text:span text:style-name="T8">][</text:span><text:span text:style-name="T12">width</text:span><text:span text:style-name="T8">];</text:span><text:line-break/><text:span text:style-name="T8"> <text:s text:c="3"/></text:span><text:span text:style-name="T12">TwoD_List </text:span><text:span text:style-name="T8">= </text:span><text:span text:style-name="T5">new int</text:span><text:span text:style-name="T8">[</text:span><text:span text:style-name="T12">Magic_Num</text:span><text:span text:style-name="T8">][</text:span><text:span text:style-name="T12">height </text:span><text:span text:style-name="T8">* </text:span><text:span text:style-name="T12">width </text:span><text:span text:style-name="T8">+ </text:span><text:span text:style-name="T14">1</text:span><text:span text:style-name="T8">];</text:span><text:line-break/><text:span text:style-name="T8">}</text:span></text:p>
      <text:p text:style-name="P3"><text:span text:style-name="T2"/></text:p>
      <text:p text:style-name="P3"><text:span text:style-name="T2">~</text:span></text:p>
      <text:p text:style-name="P3"><text:span text:style-name="T2"><text:tab/>The comments here say most of what’s necessary. The only thing that it might not is that the stringify and regex are being used because of the way that the structure of the image is written about in the pdf. Whitespace separator means we need to use the “ “ to skip over that and grab what we actually need and place it into usable cells within our string array. We also instantiate here the TwoD_List that I tend to think of as the area coverage, since it uses what is essentially the formula for area in the columns portion of the 2D array matrix. </text:span></text:p>
      <text:p text:style-name="P3"><text:span text:style-name="T2">~</text:span></text:p>
      <text:p text:style-name="P4"><text:span text:style-name="T7">private static void </text:span><text:span text:style-name="T15">findRegionsAndPrintResults</text:span><text:span text:style-name="T8">() {</text:span><text:line-break/><text:span text:style-name="T8"> <text:s text:c="3"/></text:span><text:span text:style-name="T10">//This method is the one that calls our search function, and prints the results</text:span><text:line-break/><text:span text:style-name="T10"> <text:s text:c="3"/>//We used nested loops again to go through row by row, column by column in the</text:span><text:line-break/><text:span text:style-name="T10"> <text:s text:c="3"/>//2D matrix we have.</text:span><text:line-break/><text:span text:style-name="T10"> <text:s text:c="3"/>//Once we've grown the region, we call the print function.</text:span><text:line-break/><text:span text:style-name="T10"> <text:s text:c="3"/></text:span><text:span text:style-name="T8">ArrayList&lt;Integer&gt; recordedIntensities = </text:span><text:span text:style-name="T5">new </text:span><text:span text:style-name="T8">ArrayList&lt;&gt;();</text:span><text:line-break/><text:span text:style-name="T8"> <text:s text:c="3"/></text:span><text:span text:style-name="T5">int </text:span><text:span text:style-name="T8">numberOfRecordedIntensities = </text:span><text:span text:style-name="T14">0</text:span><text:span text:style-name="T8">;</text:span><text:line-break/><text:line-break/><text:span text:style-name="T8"> <text:s text:c="3"/></text:span><text:span text:style-name="T5">for </text:span><text:span text:style-name="T8">(</text:span><text:span text:style-name="T5">int </text:span><text:span text:style-name="T8">rowIndex2 = </text:span><text:span text:style-name="T14">0</text:span><text:span text:style-name="T8">; rowIndex2 &lt; </text:span><text:span text:style-name="T12">height</text:span><text:span text:style-name="T8">; ++rowIndex2) {</text:span><text:line-break/><text:span text:style-name="T8"> <text:s text:c="7"/></text:span><text:span text:style-name="T5">for </text:span><text:span text:style-name="T8">(</text:span><text:span text:style-name="T5">int </text:span><text:span text:style-name="T8">columnIndex2 = </text:span><text:span text:style-name="T14">0</text:span><text:span text:style-name="T8">; columnIndex2 &lt; </text:span><text:span text:style-name="T12">width</text:span><text:span text:style-name="T8">; ++columnIndex2) {</text:span><text:line-break/><text:span text:style-name="T8"> <text:s text:c="11"/></text:span><text:span text:style-name="T5">if </text:span><text:span text:style-name="T8">(</text:span><text:span text:style-name="T12">image2DPixelized</text:span><text:span text:style-name="T8">[rowIndex2][columnIndex2] == </text:span><text:span text:style-name="T12">targetIntensity </text:span><text:span text:style-name="T8">&amp;&amp; !</text:span><text:span text:style-name="T12">checkedPixels</text:span><text:span text:style-name="T8">[rowIndex2][columnIndex2]) {</text:span><text:line-break/><text:span text:style-name="T8"> <text:s text:c="15"/></text:span><text:span text:style-name="T5">int </text:span><text:span text:style-name="T8">regionSize = </text:span><text:span text:style-name="T9">growConnectedRegion</text:span><text:span text:style-name="T8">(rowIndex2, columnIndex2);</text:span><text:line-break/><text:span text:style-name="T8"> <text:s text:c="15"/>recordedIntensities.add(regionSize+</text:span><text:span text:style-name="T14">1</text:span><text:span text:style-name="T8">);</text:span><text:line-break/><text:span text:style-name="T8"> <text:s text:c="15"/>++numberOfRecordedIntensities;</text:span><text:line-break/><text:span text:style-name="T8"> <text:s text:c="11"/>}</text:span><text:line-break/><text:soft-page-break/><text:span text:style-name="T8"> <text:s text:c="7"/>}</text:span><text:line-break/><text:span text:style-name="T8"> <text:s text:c="3"/>}</text:span><text:line-break/><text:line-break/><text:span text:style-name="T8"> <text:s text:c="3"/></text:span><text:span text:style-name="T9">printResults</text:span><text:span text:style-name="T8">(recordedIntensities, numberOfRecordedIntensities);</text:span><text:line-break/><text:span text:style-name="T8">}</text:span></text:p>
      <text:p text:style-name="P3"><text:span text:style-name="T2"/></text:p>
      <text:p text:style-name="P3"><text:span text:style-name="T2">~</text:span></text:p>
      <text:p text:style-name="P3"><text:span text:style-name="T2"><text:tab/>I think it should read once we’ve grown all the regions, we call the print function, but it’s too late for me to care too much about such a small tweak. </text:span></text:p>
      <text:p text:style-name="P3"><text:span text:style-name="T2"><text:tab/>Anyway, this portion is where we use our ArrayList and look through the image, grow the spots we need to grow, and record everything about that. If the spot in the matrix is what we want, meaning it has the targetIntensity and is not already checked, we grow the connected up region and pop that into our storage int for regionSize, then we add the size of that to our ArrayList for region sizes, adding a plus one to avoid some of the off by one errors I saw in results when running this. Then we increment our amount of recorded intensities to keep track of how many regions we’ve actually grown in the entire image. </text:span></text:p>
      <text:p text:style-name="P3"><text:span text:style-name="T2"><text:tab/>After we create our things to print, we print them. </text:span></text:p>
      <text:p text:style-name="P3"><text:span text:style-name="T2">~</text:span></text:p>
      <text:p text:style-name="P4"><text:span text:style-name="T7">private static int </text:span><text:span text:style-name="T15">growConnectedRegion</text:span><text:span text:style-name="T8">(</text:span><text:span text:style-name="T5">int </text:span><text:span text:style-name="T8">startRow, </text:span><text:span text:style-name="T5">int </text:span><text:span text:style-name="T8">startColumn) {</text:span><text:line-break/><text:span text:style-name="T8"> <text:s text:c="3"/></text:span><text:span text:style-name="T10">//This is the method that actually grows the regions based on the targetIntensity</text:span><text:line-break/><text:span text:style-name="T10"> <text:s text:c="3"/>//picked by the command line argument.</text:span><text:line-break/><text:span text:style-name="T10"> <text:s text:c="3"/></text:span><text:span text:style-name="T5">int </text:span><text:span text:style-name="T8">regionSize = </text:span><text:span text:style-name="T12">targetIntensity</text:span><text:span text:style-name="T8">;</text:span><text:line-break/><text:line-break/><text:span text:style-name="T8"> <text:s text:c="3"/></text:span><text:span text:style-name="T12">checkedPixels</text:span><text:span text:style-name="T8">[startRow][startColumn] = </text:span><text:span text:style-name="T5">true</text:span><text:span text:style-name="T8">;</text:span><text:line-break/><text:span text:style-name="T8"> <text:s text:c="3"/></text:span><text:span text:style-name="T12">TwoD_List</text:span><text:span text:style-name="T8">[</text:span><text:span text:style-name="T14">0</text:span><text:span text:style-name="T8">][</text:span><text:span text:style-name="T14">0</text:span><text:span text:style-name="T8">] = startRow;</text:span><text:line-break/><text:span text:style-name="T8"> <text:s text:c="3"/></text:span><text:span text:style-name="T12">TwoD_List</text:span><text:span text:style-name="T8">[</text:span><text:span text:style-name="T14">1</text:span><text:span text:style-name="T8">][</text:span><text:span text:style-name="T14">0</text:span><text:span text:style-name="T8">] = startColumn;</text:span><text:line-break/><text:span text:style-name="T8"> <text:s text:c="3"/></text:span><text:span text:style-name="T5">int </text:span><text:span text:style-name="T8">listIndex = </text:span><text:span text:style-name="T14">0</text:span><text:span text:style-name="T8">;</text:span><text:line-break/><text:line-break/><text:span text:style-name="T8"> <text:s text:c="3"/></text:span><text:span text:style-name="T5">while </text:span><text:span text:style-name="T8">(listIndex &gt;= </text:span><text:span text:style-name="T14">0</text:span><text:span text:style-name="T8">) {</text:span><text:line-break/><text:span text:style-name="T8"> <text:s text:c="7"/></text:span><text:span text:style-name="T5">int </text:span><text:span text:style-name="T8">listValue0 = </text:span><text:span text:style-name="T12">TwoD_List</text:span><text:span text:style-name="T8">[</text:span><text:span text:style-name="T14">0</text:span><text:span text:style-name="T8">][listIndex];</text:span><text:line-break/><text:span text:style-name="T8"> <text:s text:c="7"/></text:span><text:span text:style-name="T5">int </text:span><text:span text:style-name="T8">listValue1 = </text:span><text:span text:style-name="T12">TwoD_List</text:span><text:span text:style-name="T8">[</text:span><text:span text:style-name="T14">1</text:span><text:span text:style-name="T8">][listIndex--];</text:span><text:line-break/><text:line-break/><text:span text:style-name="T8"> <text:s text:c="7"/></text:span><text:span text:style-name="T10">//Growing out of the region's pixels around the one we've picked.</text:span><text:line-break/><text:span text:style-name="T10"> <text:s text:c="7"/></text:span><text:span text:style-name="T5">for </text:span><text:span text:style-name="T8">(</text:span><text:span text:style-name="T5">int </text:span><text:span text:style-name="T8">rowIndex3 = -</text:span><text:span text:style-name="T14">1</text:span><text:span text:style-name="T8">; rowIndex3 &lt; </text:span><text:span text:style-name="T14">2</text:span><text:span text:style-name="T8">; ++rowIndex3) {</text:span><text:line-break/><text:span text:style-name="T8"> <text:s text:c="11"/></text:span><text:span text:style-name="T5">for </text:span><text:span text:style-name="T8">(</text:span><text:span text:style-name="T5">int </text:span><text:span text:style-name="T8">columnIndex3 = -</text:span><text:span text:style-name="T14">1</text:span><text:span text:style-name="T8">; columnIndex3 &lt; </text:span><text:span text:style-name="T14">2</text:span><text:span text:style-name="T8">; ++columnIndex3) {</text:span><text:line-break/><text:span text:style-name="T8"> <text:s text:c="15"/></text:span><text:span text:style-name="T5">int </text:span><text:span text:style-name="T8">neighborRow = listValue0 + rowIndex3;</text:span><text:line-break/><text:span text:style-name="T8"> <text:s text:c="15"/></text:span><text:span text:style-name="T5">int </text:span><text:span text:style-name="T8">neighborColumn = listValue1 + columnIndex3;</text:span><text:line-break/><text:span text:style-name="T8"> <text:s text:c="15"/></text:span><text:span text:style-name="T5">if </text:span><text:span text:style-name="T8">(</text:span><text:span text:style-name="T9">isValidPixel</text:span><text:span text:style-name="T8">(neighborRow, neighborColumn) &amp;&amp; !</text:span><text:span text:style-name="T12">checkedPixels</text:span><text:span text:style-name="T8">[neighborRow][neighborColumn]) {</text:span><text:line-break/><text:span text:style-name="T8"> <text:s text:c="19"/></text:span><text:span text:style-name="T12">checkedPixels</text:span><text:span text:style-name="T8">[neighborRow][neighborColumn] = </text:span><text:span text:style-name="T5">true</text:span><text:span text:style-name="T8">;</text:span><text:line-break/><text:span text:style-name="T8"> <text:s text:c="19"/></text:span><text:span text:style-name="T5">if </text:span><text:span text:style-name="T8">(</text:span><text:span text:style-name="T12">image2DPixelized</text:span><text:span text:style-name="T8">[neighborRow][neighborColumn] == </text:span><text:span text:style-name="T12">targetIntensity</text:span><text:span text:style-name="T8">) {</text:span><text:line-break/><text:span text:style-name="T8"> <text:s text:c="23"/>++regionSize;</text:span><text:line-break/><text:span text:style-name="T8"> <text:s text:c="23"/></text:span><text:span text:style-name="T12">TwoD_List</text:span><text:span text:style-name="T8">[</text:span><text:span text:style-name="T14">0</text:span><text:span text:style-name="T8">][++listIndex] = neighborRow;</text:span><text:line-break/><text:span text:style-name="T8"> <text:s text:c="23"/></text:span><text:span text:style-name="T12">TwoD_List</text:span><text:span text:style-name="T8">[</text:span><text:span text:style-name="T14">1</text:span><text:span text:style-name="T8">][listIndex] = neighborColumn;</text:span><text:line-break/><text:span text:style-name="T8"> <text:s text:c="19"/>}</text:span><text:line-break/><text:span text:style-name="T8"> <text:s text:c="15"/>}</text:span><text:line-break/><text:span text:style-name="T8"> <text:s text:c="11"/>}</text:span><text:line-break/><text:span text:style-name="T8"> <text:s text:c="7"/>}</text:span><text:line-break/><text:span text:style-name="T8"> <text:s text:c="3"/>}</text:span><text:line-break/><text:line-break/><text:span text:style-name="T8"> <text:s text:c="3"/></text:span><text:span text:style-name="T5">return </text:span><text:span text:style-name="T8">regionSize;</text:span><text:line-break/><text:span text:style-name="T8">}</text:span></text:p>
      <text:p text:style-name="P3"><text:span text:style-name="T2"/></text:p>
      <text:p text:style-name="P3"><text:span text:style-name="T2">~</text:span></text:p>
      <text:p text:style-name="P3"><text:soft-page-break/><text:span text:style-name="T2"><text:tab/></text:span><text:span text:style-name="T3">The method here uses a breadth first search method, and treats the image like a graph. It’s based somewhat on the implementation I found online when searching for things to give me an idea of how to tackle this problem.</text:span></text:p>
      <text:p text:style-name="P3"><text:span text:style-name="T3"/></text:p>
      <text:p text:style-name="P5"><text:span text:style-name="T1">Reference here:</text:span></text:p>
      <text:p text:style-name="P5"><text:a xlink:type="simple" xlink:href="https://www.geeksforgeeks.org/breadth-first-search-or-bfs-for-a-graph/" text:style-name="Internet_20_link" text:visited-style-name="Visited_20_Internet_20_Link"><text:span text:style-name="T1">https://www.geeksforgeeks.org/breadth-first-search-or-bfs-for-a-graph/</text:span></text:a></text:p>
      <text:p text:style-name="P5"><text:span text:style-name="T1"/></text:p>
      <text:p text:style-name="P5"><text:span text:style-name="T1"><text:tab/>I wanted to use something like this based on previous problems I’ve seen during graph node coloring and vertex traversal problems from my 301 course in Discrete mathematics. </text:span></text:p>
      <text:p text:style-name="P3"><text:span text:style-name="T2">~</text:span></text:p>
      <text:p text:style-name="P4"><text:span text:style-name="T5">private static boolean </text:span><text:span text:style-name="T15">isValidPixel</text:span><text:span text:style-name="T8">(</text:span><text:span text:style-name="T5">int </text:span><text:span text:style-name="T8">row, </text:span><text:span text:style-name="T5">int </text:span><text:span text:style-name="T8">column) {</text:span><text:line-break/><text:span text:style-name="T8"> <text:s text:c="7"/></text:span><text:span text:style-name="T5">return </text:span><text:span text:style-name="T8">row &gt;= </text:span><text:span text:style-name="T14">0 </text:span><text:span text:style-name="T8">&amp;&amp; row &lt; </text:span><text:span text:style-name="T12">height </text:span><text:span text:style-name="T8">&amp;&amp; column &gt;= </text:span><text:span text:style-name="T14">0 </text:span><text:span text:style-name="T8">&amp;&amp; column &lt; </text:span><text:span text:style-name="T12">width</text:span><text:span text:style-name="T8">;</text:span><text:line-break/><text:span text:style-name="T8"> <text:s text:c="3"/>}</text:span><text:line-break/><text:line-break/><text:span text:style-name="T8"> <text:s text:c="3"/></text:span><text:span text:style-name="T5">private static void </text:span><text:span text:style-name="T15">printResults</text:span><text:span text:style-name="T8">(ArrayList&lt;Integer&gt; recordedIntensities, </text:span><text:span text:style-name="T5">int </text:span><text:span text:style-name="T8">numberOfRecordedIntensities) {</text:span><text:line-break/><text:span text:style-name="T8"> <text:s text:c="7"/></text:span><text:span text:style-name="T10">//This is the print method. Though it does slightly more than printing by first sticking all</text:span><text:line-break/><text:span text:style-name="T10"> <text:s text:c="7"/>// the recordedIntensities from our ArrayList into another array so we can use the in-built</text:span><text:line-break/><text:span text:style-name="T10"> <text:s text:c="7"/>// sort on it and have a neatly arranged result as indicated by the results shown in the</text:span><text:line-break/><text:span text:style-name="T10"> <text:s text:c="7"/>// pdf. Then it prints everything out in the same format as shown in the pdf.</text:span><text:line-break/><text:span text:style-name="T10"> <text:s text:c="7"/></text:span><text:span text:style-name="T8">Integer[] intensitiesArraySortable = recordedIntensities.toArray(</text:span><text:span text:style-name="T5">new </text:span><text:span text:style-name="T8">Integer[</text:span><text:span text:style-name="T14">0</text:span><text:span text:style-name="T8">]);</text:span><text:line-break/><text:span text:style-name="T8"> <text:s text:c="7"/>Arrays.</text:span><text:span text:style-name="T9">sort</text:span><text:span text:style-name="T8">(intensitiesArraySortable);</text:span><text:line-break/><text:span text:style-name="T8"> <text:s text:c="7"/>System.</text:span><text:span text:style-name="T12">out</text:span><text:span text:style-name="T8">.print(numberOfRecordedIntensities);</text:span><text:line-break/><text:line-break/><text:span text:style-name="T8"> <text:s text:c="7"/></text:span><text:span text:style-name="T5">for </text:span><text:span text:style-name="T8">(Integer integer : intensitiesArraySortable) {</text:span><text:line-break/><text:span text:style-name="T8"> <text:s text:c="11"/>System.</text:span><text:span text:style-name="T12">out</text:span><text:span text:style-name="T8">.print(</text:span><text:span text:style-name="T16">", " </text:span><text:span text:style-name="T8">+ integer);</text:span><text:line-break/><text:span text:style-name="T8"> <text:s text:c="7"/>}</text:span><text:line-break/><text:span text:style-name="T8"> <text:s text:c="7"/>System.</text:span><text:span text:style-name="T12">out</text:span><text:span text:style-name="T8">.println(</text:span><text:span text:style-name="T16">" "</text:span><text:span text:style-name="T8">);</text:span><text:line-break/><text:span text:style-name="T8"> <text:s text:c="3"/>}</text:span><text:line-break/><text:span text:style-name="T8">}</text:span></text:p>
      <text:p text:style-name="P4"><text:span text:style-name="T8"/></text:p>
      <text:p text:style-name="P3"><text:span text:style-name="T2"/></text:p>
      <text:p text:style-name="P3"><text:span text:style-name="T2">~</text:span></text:p>
      <text:p text:style-name="P3"><text:span text:style-name="T2"><text:tab/></text:span><text:span text:style-name="T3">This is the last of the blocks. I combined these two in one reference because the first is rather short. All it does is validate the fact that something is, in fact, a pixel, according to what we’ve found based on height and width.</text:span></text:p>
      <text:p text:style-name="P3"><text:span text:style-name="T3"><text:tab/>The final part takes the values that we’ve found and sorts them for ease of reading. I didn’t want to import anything else, so it just throws it in an array and calls the sort associated with them in Java’s library associated with it. </text:span></text:p>
      <text:p text:style-name="P3"><text:span text:style-name="T3"><text:tab/></text:span><text:span text:style-name="T4">It then prints everything out using standard print methods, making sure to add a new line at the end, so that the next command line doesn’t print on the same line and make everything look all jumbled togeth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20:18:35.299615363</meta:creation-date>
    <dc:date>2024-02-09T22:04:26.570304000</dc:date>
    <meta:editing-duration>PT50M20S</meta:editing-duration>
    <meta:editing-cycles>1</meta:editing-cycles>
    <meta:document-statistic meta:table-count="0" meta:image-count="0" meta:object-count="0" meta:page-count="5" meta:paragraph-count="51" meta:word-count="1836" meta:character-count="12449" meta:non-whitespace-character-count="9799"/>
    <meta:generator>LibreOffice/7.3.7.2$Linux_X86_64 LibreOffice_project/30$Build-2</meta:generator>
  </office:meta>
</office:document-meta>
</file>